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0.9563in" style:rel-column-width="9363*"/>
    </style:style>
    <style:style style:name="Table1.G" style:family="table-column">
      <style:table-column-properties style:column-width="0.9563in" style:rel-column-width="9364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#ffd8ce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dde8c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#dee6e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="0.5pt solid #000000" style:writing-mode="page">
        <style:background-image/>
      </style:table-cell-properties>
    </style:style>
    <style:style style:name="Table1.B3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D3" style:family="table-cell">
      <style:table-cell-properties fo:background-color="#dde8cb" fo:padding="0.0382in" fo:border="0.5pt solid #000000" style:writing-mode="page">
        <style:background-image/>
      </style:table-cell-properties>
    </style:style>
    <style:style style:name="Table1.F3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1.4" style:family="table-row">
      <style:table-row-properties style:min-row-height="0.1167in"/>
    </style:style>
    <style:style style:name="Table1.B4" style:family="table-cell" style:data-style-name="N129">
      <style:table-cell-properties fo:background-color="#ffd7d7" fo:padding="0.0382in" fo:border="0.5pt solid #000000" style:writing-mode="page">
        <style:background-image/>
      </style:table-cell-properties>
    </style:style>
    <style:style style:name="Table1.D4" style:family="table-cell" style:data-style-name="N129">
      <style:table-cell-properties fo:background-color="#dde8cb" fo:padding="0.0382in" fo:border="0.5pt solid #000000" style:writing-mode="page">
        <style:background-image/>
      </style:table-cell-properties>
    </style:style>
    <style:style style:name="Table1.F4" style:family="table-cell" style:data-style-name="N129">
      <style:table-cell-properties fo:background-color="#dee6ef" fo:padding="0.0382in" fo:border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#ffd7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#ffd7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#ffd7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#ffd7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 style:data-style-name="N129">
      <style:table-cell-properties fo:background-color="#ffd7d7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8" style:family="table-cell" style:data-style-name="N129">
      <style:table-cell-properties fo:background-color="#dde8cb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F8" style:family="table-cell" style:data-style-name="N129">
      <style:table-cell-properties fo:background-color="#dee6e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875in" table:align="left"/>
    </style:style>
    <style:style style:name="Table2.A" style:family="table-column">
      <style:table-column-properties style:column-width="0.6688in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ffd8ce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#dde8cb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fo:background-color="#dee6e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#ffd7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#dde8c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fo:background-color="#dee6e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J2" style:family="table-cell">
      <style:table-cell-properties fo:background-color="#dee6e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1167in"/>
    </style:style>
    <style:style style:name="Table2.B3" style:family="table-cell" style:data-style-name="N129">
      <style:table-cell-properties fo:background-color="#ffd7d7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 style:data-style-name="N129">
      <style:table-cell-properties fo:background-color="#dde8cb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H3" style:family="table-cell" style:data-style-name="N129">
      <style:table-cell-properties fo:background-color="#dee6ef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J3" style:family="table-cell" style:data-style-name="N129">
      <style:table-cell-properties fo:background-color="#dee6ef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125in"/>
    </style:style>
    <style:style style:name="Table2.5" style:family="table-row">
      <style:table-row-properties style:min-row-height="0.2153in"/>
    </style:style>
    <style:style style:name="P1" style:family="paragraph" style:parent-style-name="Title">
      <style:text-properties style:font-name="Liberation Sans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Heading_20_1">
      <style:text-properties style:font-name="Liberation Sans"/>
    </style:style>
    <style:style style:name="P4" style:family="paragraph" style:parent-style-name="Standard">
      <style:text-properties style:font-name="Liberation Sans" officeooo:rsid="00202b23" officeooo:paragraph-rsid="00202b23"/>
    </style:style>
    <style:style style:name="P5" style:family="paragraph" style:parent-style-name="Heading_20_1">
      <style:paragraph-properties style:writing-mode="lr-tb"/>
      <style:text-properties style:font-name="Liberation Sans"/>
    </style:style>
    <style:style style:name="P6" style:family="paragraph" style:parent-style-name="Table_20_Contents">
      <style:text-properties style:font-name="Liberation Sans" fo:font-size="16pt" fo:font-weight="bold" officeooo:rsid="00215bea" officeooo:paragraph-rsid="00215bea" style:font-size-asian="16pt" style:font-weight-asian="bold" style:font-size-complex="16pt" style:font-weight-complex="bold"/>
    </style:style>
    <style:style style:name="P7" style:family="paragraph" style:parent-style-name="Table_20_Contents">
      <style:text-properties style:font-name="Liberation Sans" fo:font-weight="bold" officeooo:rsid="001bb9e1" officeooo:paragraph-rsid="001bb9e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weight="bold" officeooo:rsid="0018dc6d" officeooo:paragraph-rsid="0018dc6d" style:font-weight-asian="bold" style:font-weight-complex="bold"/>
    </style:style>
    <style:style style:name="P9" style:family="paragraph" style:parent-style-name="Table_20_Contents">
      <style:text-properties style:font-name="Liberation Sans" fo:font-weight="bold" officeooo:rsid="0018dc6d" officeooo:paragraph-rsid="0018dc6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officeooo:rsid="0018dc6d"/>
    </style:style>
    <style:style style:name="P12" style:family="paragraph" style:parent-style-name="Table_20_Contents">
      <style:text-properties style:font-name="Liberation Sans" fo:font-weight="bold" officeooo:rsid="001bb9e1" officeooo:paragraph-rsid="001ec307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weight="bold" officeooo:rsid="0018dc6d" officeooo:paragraph-rsid="001ec307" style:font-weight-asian="bold" style:font-weight-complex="bold"/>
    </style:style>
    <style:style style:name="P14" style:family="paragraph" style:parent-style-name="Table_20_Contents">
      <style:text-properties style:font-name="Liberation Sans" fo:font-weight="bold" officeooo:rsid="001ec307" officeooo:paragraph-rsid="001ec30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weight="bold" officeooo:rsid="001ec307" officeooo:paragraph-rsid="001ec307" style:font-weight-asian="bold" style:font-weight-complex="bold"/>
    </style:style>
    <style:style style:name="P16" style:family="paragraph" style:parent-style-name="Table_20_Contents">
      <style:text-properties style:font-name="Liberation Sans" fo:font-weight="bold" officeooo:rsid="0018dc6d" officeooo:paragraph-rsid="001ec307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215bea" officeooo:paragraph-rsid="00215bea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paragraph-rsid="001ec307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8dc6d" officeooo:paragraph-rsid="001ec307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215bea" officeooo:paragraph-rsid="001ec307"/>
    </style:style>
    <style:style style:name="P21" style:family="paragraph" style:parent-style-name="Table_20_Contents">
      <style:text-properties style:font-name="Liberation Sans" fo:font-weight="bold" officeooo:rsid="001f7604" officeooo:paragraph-rsid="001f7604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officeooo:rsid="00215bea" officeooo:paragraph-rsid="001f7abf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officeooo:rsid="00215bea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bb9e1" officeooo:paragraph-rsid="001ec307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8dc6d" officeooo:paragraph-rsid="001ec307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225335" officeooo:paragraph-rsid="0022533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ec307" officeooo:paragraph-rsid="001ec307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24e38" officeooo:paragraph-rsid="00224e38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18dc6d" officeooo:paragraph-rsid="001ec30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0pt" officeooo:rsid="0023cede" officeooo:paragraph-rsid="001ec30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0pt" officeooo:paragraph-rsid="00224e38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0pt" officeooo:rsid="0018dc6d" officeooo:paragraph-rsid="00224e38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0pt" officeooo:rsid="0023cede" officeooo:paragraph-rsid="00224e38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225335" officeooo:paragraph-rsid="0023cede" style:font-size-asian="10pt" style:font-weight-asian="bold" style:font-size-complex="10pt" style:font-weight-complex="bold"/>
    </style:style>
    <style:style style:name="P35" style:family="paragraph" style:parent-style-name="Table_20_Contents">
      <style:text-properties fo:font-size="10pt" officeooo:rsid="0023cede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0pt" officeooo:rsid="0023cede" officeooo:paragraph-rsid="001f7abf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Liberation Sans" fo:font-size="10pt" fo:font-weight="bold" officeooo:rsid="0023cede" officeooo:paragraph-rsid="0023cede" style:font-size-asian="10pt" style:font-weight-asian="bold" style:font-size-complex="10pt" style:font-weight-complex="bold"/>
    </style:style>
    <style:style style:name="P38" style:family="paragraph" style:parent-style-name="Standard">
      <style:text-properties officeooo:rsid="002561ba" officeooo:paragraph-rsid="002561ba"/>
    </style:style>
    <style:style style:name="P39" style:family="paragraph" style:parent-style-name="Heading_20_1">
      <style:text-properties style:font-name="Liberation Sans" officeooo:rsid="001ec307" officeooo:paragraph-rsid="001ec307"/>
    </style:style>
    <style:style style:name="P40" style:family="paragraph" style:parent-style-name="Standard">
      <style:text-properties style:font-name="Liberation Sans" officeooo:rsid="0018dc6d" officeooo:paragraph-rsid="0018dc6d"/>
    </style:style>
    <style:style style:name="P41" style:family="paragraph" style:parent-style-name="Standard">
      <style:text-properties style:font-name="Liberation Sans" fo:font-size="10pt" officeooo:rsid="004d3754" officeooo:paragraph-rsid="001f93af" style:font-size-asian="10pt" style:font-size-complex="10pt"/>
    </style:style>
    <style:style style:name="P42" style:family="paragraph" style:parent-style-name="Standard">
      <style:text-properties officeooo:paragraph-rsid="001f93af"/>
    </style:style>
    <style:style style:name="P43" style:family="paragraph">
      <loext:graphic-properties draw:fill="solid" draw:fill-color="#c0c0c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T1" style:family="text">
      <style:text-properties officeooo:rsid="00215bea"/>
    </style:style>
    <style:style style:name="T2" style:family="text">
      <style:text-properties officeooo:rsid="001f7abf"/>
    </style:style>
    <style:style style:name="T3" style:family="text">
      <style:text-properties officeooo:rsid="0023cede"/>
    </style:style>
    <style:style style:name="T4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" fo:font-size="10pt" style:font-size-asian="10pt" style:font-size-complex="10pt"/>
    </style:style>
    <style:style style:name="T6" style:family="text">
      <style:text-properties style:font-name="Liberation Sans" fo:font-size="10pt" officeooo:rsid="004d75d6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size="10pt" fo:font-weight="bold" officeooo:rsid="004d3754" style:font-size-asian="10pt" style:font-weight-asian="bold" style:font-size-complex="10pt" style:font-weight-complex="bold"/>
    </style:style>
    <style:style style:name="T9" style:family="text">
      <style:text-properties style:font-name="Liberation Sans" fo:font-size="10pt" officeooo:rsid="004d3754" style:font-size-asian="10pt" style:font-size-complex="10pt"/>
    </style:style>
    <style:style style:name="T10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officeooo:rsid="004d3754" style:font-size-asian="10pt" style:font-style-asian="normal" style:font-weight-asian="bold" style:font-size-complex="10pt" style:font-weight-complex="bold" style:text-emphasize="none"/>
    </style:style>
    <style:style style:name="T1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4d3754" style:font-size-asian="10pt" style:font-style-asian="normal" style:font-weight-asian="normal" style:font-size-complex="10pt" style:text-emphasize="none"/>
    </style:style>
    <style:style style:name="gr1" style:family="graphic">
      <style:graphic-properties draw:stroke="none" draw:fill="solid" draw:fill-color="#c0c0c0" draw:opacity="50%" draw:auto-grow-height="false" draw:auto-grow-width="false" fo:min-height="0.9563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.0126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6409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ARI 2600</text:p>
      <text:p text:style-name="P2">Cartridge Platform Detection</text:p>
      <text:h text:style-name="P3" text:outline-level="1">Introduction</text:h>
      <text:p text:style-name="P4">This document is a quick reference of the mechanism that a cartridge an use to determine the Atari 2600 platform it is running on. This would allow a single cartridge to contain different ROM images for each <text:span text:style-name="T1">of the different </text:span>Atari 2600 platform<text:span text:style-name="T1">s</text:span>: NTSC, SECAM, <text:span text:style-name="T1">and </text:span>PAL.</text:p>
      <text:h text:style-name="P5" text:outline-level="1">Console Clocks</text:h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>
          <table:table-cell table:style-name="Table1.A1" table:number-columns-spanned="7" office:value-type="string">
            <text:p text:style-name="P6">Console Clock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>Platform</text:p>
          </table:table-cell>
          <table:table-cell table:style-name="Table1.B2" table:number-columns-spanned="2" office:value-type="string">
            <text:p text:style-name="P8">NTSC</text:p>
          </table:table-cell>
          <table:covered-table-cell/>
          <table:table-cell table:style-name="Table1.D2" table:number-columns-spanned="2" office:value-type="string">
            <text:p text:style-name="P8">SECAM</text:p>
          </table:table-cell>
          <table:covered-table-cell/>
          <table:table-cell table:style-name="Table1.F2" table:number-columns-spanned="2" office:value-type="string">
            <text:p text:style-name="P8">PAL</text:p>
          </table:table-cell>
          <table:covered-table-cell/>
        </table:table-row>
        <table:table-row>
          <table:table-cell table:style-name="Table1.A3" office:value-type="string">
            <text:p text:style-name="P7">IC</text:p>
          </table:table-cell>
          <table:table-cell table:style-name="Table1.B3" office:value-type="string">
            <text:p text:style-name="P8">TIA</text:p>
          </table:table-cell>
          <table:table-cell table:style-name="Table1.B3" office:value-type="string">
            <text:p text:style-name="P8">CPU</text:p>
          </table:table-cell>
          <table:table-cell table:style-name="Table1.D3" office:value-type="string">
            <text:p text:style-name="P8">TIA</text:p>
          </table:table-cell>
          <table:table-cell table:style-name="Table1.D3" office:value-type="string">
            <text:p text:style-name="P8">CPU</text:p>
          </table:table-cell>
          <table:table-cell table:style-name="Table1.F3" office:value-type="string">
            <text:p text:style-name="P8">TIA</text:p>
          </table:table-cell>
          <table:table-cell table:style-name="Table1.F3" office:value-type="string">
            <text:p text:style-name="P8">CPU</text:p>
          </table:table-cell>
        </table:table-row>
        <table:table-row table:style-name="Table1.4">
          <table:table-cell table:style-name="Table1.A3" office:value-type="string">
            <text:p text:style-name="P9">MHz</text:p>
          </table:table-cell>
          <table:table-cell table:style-name="Table1.B4" office:value-type="float" office:value="3.579545">
            <text:p text:style-name="P10">3.579545</text:p>
          </table:table-cell>
          <table:table-cell table:style-name="Table1.B4" table:formula="ooow:&lt;B4&gt; / 3" office:value-type="float" office:value="1.19318166666667">
            <text:p text:style-name="P10">1.193182</text:p>
          </table:table-cell>
          <table:table-cell table:style-name="Table1.D4" office:value-type="float" office:value="3.5625">
            <text:p text:style-name="P10">3.562500</text:p>
          </table:table-cell>
          <table:table-cell table:style-name="Table1.D4" table:formula="ooow:&lt;D4&gt; / 3" office:value-type="float" office:value="1.1875">
            <text:p text:style-name="P11">1.187500</text:p>
          </table:table-cell>
          <table:table-cell table:style-name="Table1.F4" office:value-type="float" office:value="3.546894">
            <text:p text:style-name="P10">3.546894</text:p>
          </table:table-cell>
          <table:table-cell table:style-name="Table1.F4" table:formula="ooow:&lt;F4&gt; / 3" office:value-type="float" office:value="1.182298">
            <text:p text:style-name="P10">1.182298</text:p>
          </table:table-cell>
        </table:table-row>
        <table:table-row table:style-name="Table1.4">
          <table:table-cell table:style-name="Table1.A5" table:number-columns-spanned="7" office:value-type="string">
            <text:p text:style-name="P6">Detection Rang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2">Platform</text:p>
          </table:table-cell>
          <table:table-cell table:style-name="Table1.B6" office:value-type="string">
            <text:p text:style-name="P13">NTSC</text:p>
          </table:table-cell>
          <table:table-cell table:style-name="Table1.C6" office:value-type="string">
            <text:p text:style-name="P13">SECAM</text:p>
          </table:table-cell>
          <table:table-cell table:style-name="Table1.D2" office:value-type="string">
            <text:p text:style-name="P13">PAL</text:p>
          </table:table-cell>
          <table:table-cell table:style-name="Table1.D2" office:value-type="string">
            <text:p text:style-name="P12">Platform</text:p>
          </table:table-cell>
          <table:table-cell table:style-name="Table1.F2" office:value-type="string">
            <text:p text:style-name="P13">NTSC</text:p>
          </table:table-cell>
          <table:table-cell table:style-name="Table1.F2" office:value-type="string">
            <text:p text:style-name="P13">SECAM</text:p>
          </table:table-cell>
        </table:table-row>
        <table:table-row table:style-name="Table1.4">
          <table:table-cell table:style-name="Table1.A2" office:value-type="string">
            <text:p text:style-name="P14">Range</text:p>
          </table:table-cell>
          <table:table-cell table:style-name="Table1.B7" office:value-type="string">
            <text:p text:style-name="P15">Max</text:p>
          </table:table-cell>
          <table:table-cell table:style-name="Table1.C7" office:value-type="string">
            <text:p text:style-name="P15">Min</text:p>
          </table:table-cell>
          <table:table-cell table:style-name="Table1.D2" office:value-type="string">
            <text:p text:style-name="P15">Max</text:p>
          </table:table-cell>
          <table:table-cell table:style-name="Table1.D2" office:value-type="string">
            <text:p text:style-name="P15">Min</text:p>
          </table:table-cell>
          <table:table-cell table:style-name="Table1.F2" office:value-type="string">
            <text:p text:style-name="P15">Max</text:p>
          </table:table-cell>
          <table:table-cell table:style-name="Table1.F2" office:value-type="string">
            <text:p text:style-name="P15">Min</text:p>
          </table:table-cell>
        </table:table-row>
        <table:table-row table:style-name="Table1.4">
          <table:table-cell table:style-name="Table1.A2" office:value-type="string">
            <text:p text:style-name="P16">MHz</text:p>
          </table:table-cell>
          <table:table-cell table:style-name="Table1.B8" table:formula="ooow:((1.193182-1.187500)/2)+1.193182" office:value-type="float" office:value="1.196023">
            <text:p text:style-name="P17">1.196023</text:p>
          </table:table-cell>
          <table:table-cell table:style-name="Table1.B8" table:formula="ooow:1.193182-((1.193182-1.187500)/2)" office:value-type="float" office:value="1.190341">
            <text:p text:style-name="P18">1.190341</text:p>
          </table:table-cell>
          <table:table-cell table:style-name="Table1.D8" office:value-type="float" office:value="3.5625">
            <text:p text:style-name="P18">3.562500</text:p>
          </table:table-cell>
          <table:table-cell table:style-name="Table1.D8" table:formula="ooow:&lt;D8&gt; / 3" office:value-type="float" office:value="1.1875">
            <text:p text:style-name="P19">1.187500</text:p>
          </table:table-cell>
          <table:table-cell table:style-name="Table1.F8" table:formula="ooow:&lt;F8&gt;-&lt;G8&gt;" office:value-type="float" office:value="1.7976931348623157E+308">
            <text:p text:style-name="P20">** Expression is faulty **</text:p>
          </table:table-cell>
          <table:table-cell table:style-name="Table1.F8" table:formula="ooow:&lt;F8&gt; / 3" office:value-type="float" office:value="1.7976931348623157E+308">
            <text:p text:style-name="P18">** Expression is faulty **</text:p>
          </table:table-cell>
        </table:table-row>
        <table:table-row table:style-name="Table1.4">
          <table:table-cell table:style-name="Table1.A2" office:value-type="string">
            <text:p text:style-name="P21">Difference</text:p>
          </table:table-cell>
          <table:table-cell table:style-name="Table1.B8" table:number-columns-spanned="2" table:formula="ooow:&lt;B8&gt;-&lt;C8&gt;" office:value-type="float" office:value="0.00568199999999997">
            <text:p text:style-name="P17">0.005682</text:p>
          </table:table-cell>
          <table:covered-table-cell/>
          <table:table-cell table:style-name="Table1.D8" table:number-columns-spanned="2" table:formula="ooow:&lt;D8&gt;-&lt;E8&gt;" office:value-type="float" office:value="2.375">
            <text:p text:style-name="P22">2.375000</text:p>
          </table:table-cell>
          <table:covered-table-cell/>
          <table:table-cell table:style-name="Table1.F8" table:number-columns-spanned="2" table:formula="ooow:&lt;F8&gt;-&lt;G8&gt;" office:value-type="float" office:value="1.7976931348623157E+308">
            <text:p text:style-name="P23">** Expression is faulty **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21"/>
          </table:table-cell>
          <table:table-cell table:style-name="Table1.B8" office:value-type="float" office:value="0">
            <text:p text:style-name="P20">0</text:p>
          </table:table-cell>
          <table:table-cell table:style-name="Table1.B8" office:value-type="float" office:value="0">
            <text:p text:style-name="P22">0</text:p>
          </table:table-cell>
          <table:table-cell table:style-name="Table1.D8">
            <text:p text:style-name="P10"/>
          </table:table-cell>
          <table:table-cell table:style-name="Table1.D8">
            <text:p text:style-name="P11"/>
          </table:table-cell>
          <table:table-cell table:style-name="Table1.F8">
            <text:p text:style-name="P10"/>
          </table:table-cell>
          <table:table-cell table:style-name="Table1.F8">
            <text:p text:style-name="P10"/>
          </table:table-cell>
        </table:table-row>
      </table:table>
      <text:h text:style-name="P3" text:outline-level="1">Detection Range<text:span text:style-name="T2">s</text:span></text:h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24">Platform</text:p>
          </table:table-cell>
          <table:table-cell table:style-name="Table2.B1" table:number-columns-spanned="3" office:value-type="string">
            <text:p text:style-name="P25">NTSC</text:p>
          </table:table-cell>
          <table:covered-table-cell/>
          <table:covered-table-cell/>
          <table:table-cell table:style-name="Table2.E1" table:number-columns-spanned="3" office:value-type="string">
            <text:p text:style-name="P25">SECAM</text:p>
          </table:table-cell>
          <table:covered-table-cell/>
          <table:covered-table-cell/>
          <table:table-cell table:style-name="Table2.H1" table:number-columns-spanned="3" office:value-type="string">
            <text:p text:style-name="P25">PAL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6">Item</text:p>
          </table:table-cell>
          <table:table-cell table:style-name="Table2.B2" office:value-type="string">
            <text:p text:style-name="P27">Max</text:p>
          </table:table-cell>
          <table:table-cell table:style-name="Table2.B2" office:value-type="string">
            <text:p text:style-name="P28">CPU</text:p>
          </table:table-cell>
          <table:table-cell table:style-name="Table2.B2" office:value-type="string">
            <text:p text:style-name="P27">Min</text:p>
          </table:table-cell>
          <table:table-cell table:style-name="Table2.E2" office:value-type="string">
            <text:p text:style-name="P27">Max</text:p>
          </table:table-cell>
          <table:table-cell table:style-name="Table2.E2" office:value-type="string">
            <text:p text:style-name="P27"/>
          </table:table-cell>
          <table:table-cell table:style-name="Table2.E2" office:value-type="string">
            <text:p text:style-name="P27">Min</text:p>
          </table:table-cell>
          <table:table-cell table:style-name="Table2.H2" office:value-type="string">
            <text:p text:style-name="P27">Max</text:p>
          </table:table-cell>
          <table:table-cell table:style-name="Table2.H2" office:value-type="string">
            <text:p text:style-name="P27"/>
          </table:table-cell>
          <table:table-cell table:style-name="Table2.J2" office:value-type="string">
            <text:p text:style-name="P27">Min</text:p>
          </table:table-cell>
        </table:table-row>
        <table:table-row table:style-name="Table2.3">
          <table:table-cell table:style-name="Table2.A2" office:value-type="string">
            <text:p text:style-name="P29">MHz</text:p>
          </table:table-cell>
          <table:table-cell table:style-name="Table2.B3" table:formula="ooow:&lt;C3&gt;+((&lt;C3&gt;-&lt;F3&gt;)/2)" office:value-type="float" office:value="1.196023">
            <text:p text:style-name="P30">1.196023</text:p>
          </table:table-cell>
          <table:table-cell table:style-name="Table2.B3" office:value-type="float" office:value="1.193182">
            <text:p text:style-name="P31">1.193182</text:p>
          </table:table-cell>
          <table:table-cell table:style-name="Table2.B3" table:formula="ooow:&lt;C3&gt;-((&lt;C3&gt;-&lt;F3&gt;)/2)" office:value-type="float" office:value="1.190341">
            <text:p text:style-name="P30">1.190341</text:p>
          </table:table-cell>
          <table:table-cell table:style-name="Table2.E3" table:formula="ooow:&lt;F3&gt;+((&lt;C3&gt;-&lt;F3&gt;)/2)" office:value-type="float" office:value="1.190341">
            <text:p text:style-name="P30">1.190341</text:p>
          </table:table-cell>
          <table:table-cell table:style-name="Table2.E3" office:value-type="float" office:value="1.1875">
            <text:p text:style-name="P32">1.187500</text:p>
          </table:table-cell>
          <table:table-cell table:style-name="Table2.E3" table:formula="ooow:&lt;F3&gt;-((&lt;F3&gt;-&lt;I3&gt;)/2)" office:value-type="float" office:value="1.184899">
            <text:p text:style-name="P30">1.184899</text:p>
          </table:table-cell>
          <table:table-cell table:style-name="Table2.H3" table:formula="ooow:&lt;I3&gt;+((&lt;F3&gt;-&lt;I3&gt;)/2)" office:value-type="float" office:value="1.184899">
            <text:p text:style-name="P33">1.184899</text:p>
          </table:table-cell>
          <table:table-cell table:style-name="Table2.H3" office:value-type="float" office:value="1.182298">
            <text:p text:style-name="P31">1.182298</text:p>
          </table:table-cell>
          <table:table-cell table:style-name="Table2.J3" table:formula="ooow:&lt;I3&gt;-((&lt;F3&gt;-&lt;I3&gt;)/2)" office:value-type="float" office:value="1.179697">
            <text:p text:style-name="P30">1.179697</text:p>
          </table:table-cell>
        </table:table-row>
        <table:table-row table:style-name="Table2.4">
          <table:table-cell table:style-name="Table2.A2" office:value-type="string">
            <text:p text:style-name="P34"><text:span text:style-name="T3">+/- </text:span>MHz</text:p>
          </table:table-cell>
          <table:table-cell table:style-name="Table2.B3" table:number-columns-spanned="3" table:formula="ooow:(&lt;B3&gt;-&lt;D3&gt;)/2" office:value-type="float" office:value="0.00284099999999998">
            <text:p text:style-name="P35">0.002841</text:p>
          </table:table-cell>
          <table:covered-table-cell/>
          <table:covered-table-cell/>
          <table:table-cell table:style-name="Table2.E3" table:number-columns-spanned="3" table:formula="ooow:(&lt;E3&gt;-&lt;G3&gt;)/2" office:value-type="float" office:value="0.00272100000000008">
            <text:p text:style-name="P36">0.002721</text:p>
          </table:table-cell>
          <table:covered-table-cell/>
          <table:covered-table-cell/>
          <table:table-cell table:style-name="Table2.J3" table:number-columns-spanned="3" table:formula="ooow:(&lt;H3&gt;-&lt;J3&gt;)/2" office:value-type="float" office:value="0.00260099999999996">
            <text:p text:style-name="P36">0.002601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7">+/- %</text:p>
          </table:table-cell>
          <table:table-cell table:style-name="Table2.B3" table:number-columns-spanned="3" table:formula="ooow:&lt;B4&gt;/&lt;C3&gt;*100" office:value-type="float" office:value="0.238102820860523">
            <text:p text:style-name="P35">0.238103</text:p>
          </table:table-cell>
          <table:covered-table-cell/>
          <table:covered-table-cell/>
          <table:table-cell table:style-name="Table2.E3" table:number-columns-spanned="3">
            <text:p text:style-name="P36"/>
          </table:table-cell>
          <table:covered-table-cell/>
          <table:covered-table-cell/>
          <table:table-cell table:style-name="Table2.J3" table:number-columns-spanned="3">
            <text:p text:style-name="P36"/>
          </table:table-cell>
          <table:covered-table-cell/>
          <table:covered-table-cell/>
        </table:table-row>
      </table:table>
      <text:p text:style-name="Standard">Safest if above or below to default to NTSC.</text:p>
      <text:p text:style-name="P38">How accurate given tollerance of crystals in both cart and console. Need to calculate if this actually is accurately possible.</text:p>
      <text:h text:style-name="P39" text:outline-level="1">TODO</text:h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" text:outline-level="1">Document Information</text:h>
      <text:p text:style-name="Standard"><text:span text:style-name="T4">Author:</text:span><text:span text:style-name="T5"><text:tab/>Justin Lane <text:tab/><text:tab/></text:span><text:a xlink:type="simple" xlink:href="mailto:atari2600@jigglesoft.co.uk" text:style-name="Internet_20_link" text:visited-style-name="Visited_20_Internet_20_Link"><text:span text:style-name="T6">mailto:</text:span><text:span text:style-name="T5">atari2600@jigglesoft.co.u</text:span><text:span text:style-name="T6">k</text:span></text:a></text:p>
      <text:p text:style-name="P41"><text:soft-page-break/><text:span text:style-name="T7">Revision:</text:span><text:tab/>2025-10-09 22:48</text:p>
      <text:p text:style-name="P42"><text:span text:style-name="T8">Licence:</text:span><text:span text:style-name="T9"><text:tab/>CC0 1.0 Universal<text:tab/></text:span><text:a xlink:type="simple" xlink:href="https://creativecommons.org/publicdomain/zero/1.0/" text:style-name="Internet_20_link" text:visited-style-name="Visited_20_Internet_20_Link"><text:span text:style-name="T10">https://creativecommons.org/publicdomain/zero/1.0/</text:span></text:a></text:p>
      <text:p text:style-name="P42"><text:span text:style-name="T11">Location:</text:span><text:span text:style-name="T12"><text:tab/>GitHub<text:tab/><text:tab/><text:tab/></text:span><text:a xlink:type="simple" xlink:href="https://github.com/JiggleSoft/atari2600-reference-guide" text:style-name="Internet_20_link" text:visited-style-name="Visited_20_Internet_20_Link"><text:span text:style-name="T10">https://github.com/JiggleSoft/atari2600-reference-guide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officeooo:rsid="001a1d8d" style:font-size-asian="10pt" style:font-size-complex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6pt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Liberation Sans" fo:font-family="'Liberation Sans'" style:font-family-generic="swiss" style:font-pitch="variable" fo:font-size="10pt" officeooo:rsid="00215bea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6" number:min-decimal-places="6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solid" draw:fill-color="#c0c0c0" draw:opacity="50%"/>
      <style:text-properties fo:font-family="'Liberation Sans'" style:font-family-generic="roman" style:font-pitch="variable" fo:font-size="1pt" style:font-family-asian="'Liberation Sans'" style:font-family-generic-asian="system" style:font-pitch-asian="variable" style:font-family-complex="'Liberation Sans'" style:font-family-generic-complex="system" style:font-pitch-complex="variable"/>
    </style:style>
    <style:style style:name="Mgr1" style:family="graphic">
      <style:graphic-properties draw:stroke="none" draw:fill="solid" draw:fill-color="#c0c0c0" draw:opacity="50%" draw:auto-grow-height="false" draw:auto-grow-width="false" fo:min-height="0.9563in" fo:min-width="6.6929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6409in" fo:min-width="4.4882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.0126in" fo:min-width="7.0866in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1" draw:name="PowerPlusWaterMarkObject" draw:style-name="Mgr1" draw:text-style-name="MP1" svg:width="6.6925in" svg:height="0.9559in" draw:transform="skewX (9.02187509506476E-017) rotate (0.785398163397448) translate (0.642361111111111in 6.98826552930884in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1" svg:width="4.4878in" svg:height="0.6406in" draw:transform="skewX (1.00357958849436E-016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1" svg:width="7.0862in" svg:height="1.0122in" draw:transform="skewX (8.04724343636551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1" svg:width="6.6925in" svg:height="0.9559in" draw:transform="skewX (9.02187509506476E-017) rotate (0.785398163397448)"><text:p>Work-In-Progres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position-x="$0" draw:handle-position-y="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5:46:36.942268821</meta:creation-date>
    <dc:date>2025-10-11T10:44:20.048626997</dc:date>
    <meta:editing-duration>PT1H15M39S</meta:editing-duration>
    <meta:editing-cycles>15</meta:editing-cycles>
    <meta:generator>LibreOffice/25.2.6.2$Linux_X86_64 LibreOffice_project/40d1a0e1d5bdf1afaeae24d9ece32bbb00fa66a4</meta:generator>
    <meta:document-statistic meta:table-count="2" meta:image-count="0" meta:object-count="0" meta:page-count="2" meta:paragraph-count="89" meta:word-count="195" meta:character-count="1260" meta:non-whitespace-character-count="1150"/>
  </office:meta>
</office:document-meta>
</file>